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Arial" svg:font-family="Calibri,Arial" style:font-family-generic="roman"/>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style:font-name="Calibri" style:font-name-asian="Calibri,Arial" style:font-name-complex="Calibri,Arial" fo:font-weight="bold" style:font-weight-asian="bold" style:font-weight-complex="bold"/>
    </style:style>
    <style:style style:name="T3" style:parent-style-name="Absatz-Standardschriftart" style:family="text">
      <style:text-properties style:font-name="Calibri" style:font-name-asian="Calibri,Arial" style:font-name-complex="Calibri,Arial"/>
    </style:style>
    <style:style style:name="T4" style:parent-style-name="Absatz-Standardschriftart" style:family="text">
      <style:text-properties style:font-name="Calibri" style:font-name-asian="Calibri,Arial" style:font-name-complex="Calibri,Arial"/>
    </style:style>
    <style:style style:name="T5" style:parent-style-name="Absatz-Standardschriftart" style:family="text">
      <style:text-properties style:font-name="Calibri" style:font-name-asian="Calibri,Arial" style:font-name-complex="Calibri,Arial"/>
    </style:style>
    <style:style style:name="P6" style:parent-style-name="Standard" style:family="paragraph">
      <style:text-properties style:font-name="Calibri" style:font-name-complex="Arial"/>
    </style:style>
    <style:style style:name="T7" style:parent-style-name="Absatz-Standardschriftart" style:family="text">
      <style:text-properties style:font-name="Calibri" style:font-name-asian="Calibri,Arial" style:font-name-complex="Calibri,Arial" fo:font-weight="bold" style:font-weight-asian="bold" style:font-weight-complex="bold"/>
    </style:style>
    <style:style style:name="T8" style:parent-style-name="Absatz-Standardschriftart" style:family="text">
      <style:text-properties style:font-name="Calibri" style:font-name-asian="Calibri,Arial" style:font-name-complex="Calibri,Arial"/>
    </style:style>
    <style:style style:name="T9" style:parent-style-name="Absatz-Standardschriftart" style:family="text">
      <style:text-properties style:font-name="Calibri" style:font-name-asian="Calibri,Arial" style:font-name-complex="Calibri,Arial" fo:color="#000000"/>
    </style:style>
    <style:style style:name="T10" style:parent-style-name="Absatz-Standardschriftart" style:family="text">
      <style:text-properties style:font-name="Calibri" style:font-name-asian="Calibri,Arial" style:font-name-complex="Calibri,Arial"/>
    </style:style>
    <style:style style:name="P11" style:parent-style-name="Standard" style:family="paragraph">
      <style:text-properties style:font-name="Calibri" style:font-name-complex="Arial"/>
    </style:style>
    <style:style style:name="T12" style:parent-style-name="Absatz-Standardschriftart" style:family="text">
      <style:text-properties style:font-name="Calibri" style:font-name-asian="Calibri,Arial" style:font-name-complex="Calibri,Arial" fo:font-weight="bold" style:font-weight-asian="bold" style:font-weight-complex="bold"/>
    </style:style>
    <style:style style:name="T13" style:parent-style-name="Absatz-Standardschriftart" style:family="text">
      <style:text-properties style:font-name="Calibri" style:font-name-asian="Calibri,Arial" style:font-name-complex="Calibri,Arial"/>
    </style:style>
    <style:style style:name="P14" style:parent-style-name="Standard" style:family="paragraph">
      <style:text-properties style:font-name="Calibri" style:font-name-complex="Arial"/>
    </style:style>
    <style:style style:name="T15" style:parent-style-name="Absatz-Standardschriftart" style:family="text">
      <style:text-properties style:font-name="Calibri" style:font-name-asian="Calibri,Arial" style:font-name-complex="Calibri,Arial" fo:font-weight="bold" style:font-weight-asian="bold" style:font-weight-complex="bold"/>
    </style:style>
    <style:style style:name="T16" style:parent-style-name="Absatz-Standardschriftart" style:family="text">
      <style:text-properties style:font-name="Calibri" style:font-name-asian="Calibri,Arial" style:font-name-complex="Calibri,Arial"/>
    </style:style>
    <style:style style:name="P17" style:parent-style-name="Standard" style:family="paragraph">
      <style:text-properties style:font-name="Calibri" style:font-name-complex="Arial"/>
    </style:style>
    <style:style style:name="T18" style:parent-style-name="Absatz-Standardschriftart" style:family="text">
      <style:text-properties style:font-name="Calibri" style:font-name-asian="Calibri,Arial" style:font-name-complex="Calibri,Arial" fo:font-weight="bold" style:font-weight-asian="bold" style:font-weight-complex="bold"/>
    </style:style>
    <style:style style:name="T19" style:parent-style-name="Absatz-Standardschriftart" style:family="text">
      <style:text-properties style:font-name="Calibri" style:font-name-asian="Calibri,Arial" style:font-name-complex="Calibri,Arial"/>
    </style:style>
    <style:style style:name="P20" style:parent-style-name="Standard" style:family="paragraph">
      <style:text-properties style:font-name="Calibri" style:font-name-complex="Arial"/>
    </style:style>
    <style:style style:name="T21" style:parent-style-name="Absatz-Standardschriftart" style:family="text">
      <style:text-properties style:font-name="Calibri" style:font-name-asian="Calibri,Arial" style:font-name-complex="Calibri,Arial" fo:font-weight="bold" style:font-weight-asian="bold" style:font-weight-complex="bold"/>
    </style:style>
    <style:style style:name="T22" style:parent-style-name="Absatz-Standardschriftart" style:family="text">
      <style:text-properties style:font-name="Calibri" style:font-name-asian="Calibri,Arial" style:font-name-complex="Calibri,Arial"/>
    </style:style>
    <style:style style:name="P23" style:parent-style-name="Standard" style:family="paragraph">
      <style:text-properties style:font-name="Calibri" style:font-name-complex="Arial"/>
    </style:style>
    <style:style style:name="T24" style:parent-style-name="Absatz-Standardschriftart" style:family="text">
      <style:text-properties style:font-name="Calibri" style:font-name-asian="Calibri,Arial" style:font-name-complex="Calibri,Arial" fo:font-weight="bold" style:font-weight-asian="bold" style:font-weight-complex="bold"/>
    </style:style>
    <style:style style:name="T25" style:parent-style-name="Absatz-Standardschriftart" style:family="text">
      <style:text-properties style:font-name="Calibri" style:font-name-asian="Calibri,Arial" style:font-name-complex="Calibri,Arial"/>
    </style:style>
    <style:style style:name="P26" style:parent-style-name="Standard" style:family="paragraph">
      <style:text-properties style:font-name="Calibri" style:font-name-complex="Arial"/>
    </style:style>
    <style:style style:name="T27" style:parent-style-name="Absatz-Standardschriftart" style:family="text">
      <style:text-properties style:font-name="Calibri" style:font-name-asian="Calibri,Arial" style:font-name-complex="Calibri,Arial" fo:font-weight="bold" style:font-weight-asian="bold" style:font-weight-complex="bold"/>
    </style:style>
    <style:style style:name="T28" style:parent-style-name="Absatz-Standardschriftart" style:family="text">
      <style:text-properties style:font-name="Calibri" style:font-name-asian="Calibri,Arial" style:font-name-complex="Calibri,Arial"/>
    </style:style>
    <style:style style:name="P29" style:parent-style-name="Standard" style:family="paragraph">
      <style:text-properties style:font-name="Calibri" style:font-name-complex="Arial"/>
    </style:style>
    <style:style style:name="T30" style:parent-style-name="Absatz-Standardschriftart" style:family="text">
      <style:text-properties style:font-name="Calibri" style:font-name-asian="Calibri,Arial" style:font-name-complex="Calibri,Arial" fo:font-weight="bold" style:font-weight-asian="bold" style:font-weight-complex="bold"/>
    </style:style>
    <style:style style:name="T31" style:parent-style-name="Absatz-Standardschriftart" style:family="text">
      <style:text-properties style:font-name="Calibri" style:font-name-asian="Calibri,Arial" style:font-name-complex="Calibri,Arial"/>
    </style:style>
    <style:style style:name="P32" style:parent-style-name="Standard" style:family="paragraph">
      <style:text-properties style:font-name="Calibri" style:font-name-asian="Arial" style:font-name-complex="Arial"/>
    </style:style>
    <style:style style:name="T33" style:parent-style-name="Absatz-Standardschriftart" style:family="text">
      <style:text-properties style:font-name="Calibri" style:font-name-asian="Calibri,Arial" style:font-name-complex="Calibri,Arial" fo:font-weight="bold" style:font-weight-asian="bold" style:font-weight-complex="bold"/>
    </style:style>
    <style:style style:name="T34" style:parent-style-name="Absatz-Standardschriftart" style:family="text">
      <style:text-properties style:font-name="Calibri" style:font-name-asian="Calibri,Arial" style:font-name-complex="Calibri,Arial"/>
    </style:style>
    <style:style style:name="P35" style:parent-style-name="Standard" style:family="paragraph">
      <style:text-properties style:font-name="Calibri"/>
    </style:style>
  </office:automatic-styles>
  <office:body>
    <office:text text:use-soft-page-breaks="true">
      <text:p text:style-name="P1"><text:span text:style-name="T2">UC 1: Verkauf abwickeln</text:span></text:p>
      <text:p text:style-name="Standard"><text:span text:style-name="T3">Der Kunde kommt nach dem Press</text:span><text:span text:style-name="T4">- und Abfüll</text:span><text:span text:style-name="T5">vorgang an die Kasse. Dort erfasst der Kassierer alle vom Kunden verbrauchten Materialien. Das System berechnet die totale Summe und erstellt eine Übersicht des Verkaufs für den Kunden. Nach der Zahlung <text:s/>durch den Kunden speichert das System die Verkaufsinformationen und markiert den Kunden als abgeschlossen.</text:span></text:p>
      <text:p text:style-name="P6"/>
      <text:p text:style-name="Standard"><text:span text:style-name="T7">UC 2: Kunde bearbeiten</text:span></text:p>
      <text:p text:style-name="Standard"><text:span text:style-name="T8">Das System präsentiert dem<text:s/></text:span><text:span text:style-name="T9">Mitarbeiter bzw. dem Mosterei-Inhaber eine Übersicht aller Kundendaten. Diese kann der Benutzer nun<text:s/></text:span><text:span text:style-name="T10">bearbeiten, löschen bzw. neue Kundendaten zum System hinzufügen. Das System speichert die getätigten Änderungen.</text:span></text:p>
      <text:p text:style-name="P11"/>
      <text:p text:style-name="Standard"><text:span text:style-name="T12">UC 3: Lagerbestand bearbeiten</text:span></text:p>
      <text:p text:style-name="Standard"><text:span text:style-name="T13">Das System präsentiert dem Mosterei-Inhaber eine Übersicht über die im Lager befindlichen Produkte. Nun kann der Mosterei-inhaber Produktdaten ändern sowie neue Produkte hinzufügen und löschen. Das System speichert alle getätigten Änderungen.</text:span></text:p>
      <text:p text:style-name="P14"/>
      <text:p text:style-name="Standard"><text:span text:style-name="T15">UC 4: Mitarbeiter bearbeiten</text:span></text:p>
      <text:p text:style-name="Standard"><text:span text:style-name="T16">Das System präsentiert dem Mosterei-Inhaber eine Übersicht über alle in seinem Betrieb angestellten Mitarbeiter. Die angezeigten Daten kann der Mosterei-Inhaber nun bearbeiten und außerdem Mitarbeiter löschen sowie neue Mitarbeiter anlegen, für die das System einen neuen Account erstellt. Alle getätigten Änderungen werden vom System gespeichert</text:span></text:p>
      <text:p text:style-name="P17"/>
      <text:p text:style-name="Standard"><text:span text:style-name="T18">UC 5: Preis für Dienstleistung bearbeiten</text:span></text:p>
      <text:p text:style-name="Standard"><text:span text:style-name="T19">Der Mosterei-Inhaber öffnet die Preisübersicht über die Dienstleistungen. Er wählt eine gewünschte Leistung aus und ändert dessen Preis. Das System speichert alle Änderungen.</text:span></text:p>
      <text:p text:style-name="P20"/>
      <text:p text:style-name="Standard"><text:span text:style-name="T21">UC 6: Mitarbeiterschicht bearbeiten</text:span></text:p>
      <text:p text:style-name="Standard"><text:span text:style-name="T22">Das System präsentiert dem Mosterei-Inhaber eine Wochenvorlage des Schichtplans. Der Mosterei-Inhaber trägt hier nun die einzelnen Mitarbeiter in die gekennzeichneten Schichten ein. Das System speichert alle Eintragungen ab.</text:span></text:p>
      <text:p text:style-name="P23"/>
      <text:p text:style-name="Standard"><text:span text:style-name="T24">UC 7: Kundentermin bearbeiten</text:span></text:p>
      <text:p text:style-name="Standard"><text:span text:style-name="T25">Das System präsentiert dem Mosterei-Inhaber eine Übersicht über die erstellten Termine. Der Mosterei-Inhaber kann nun einzelnen Termin auswählen und bearbeiten sowie Termine löschen und neue Termine erstellen. Das System speichert alle getätigten Änderungen.</text:span></text:p>
      <text:p text:style-name="P26"/>
      <text:p text:style-name="Standard"><text:span text:style-name="T27">UC 8: Admin-Account anlegen</text:span></text:p>
      <text:p text:style-name="Standard"><text:span text:style-name="T28">Beim ersten Start des Systems an einem Computer wird ein neuer Admin-Account erstellt. Dazu gibt der Mosterei-Inhaber persönliche Daten und ein Passwort an. Das System speichert alle Daten und vergibt den Administrationsstatus an den Account des Mosterei-Inhabers.</text:span></text:p>
      <text:p text:style-name="P29"/>
      <text:p text:style-name="Standard"><text:span text:style-name="T30">UC 9: Passwort ändern</text:span></text:p>
      <text:p text:style-name="Standard"><text:span text:style-name="T31">Nachdem sich der Mitarbeiter beziehungsweise der Mosterei-Inhaber ins System eingeloggt hat, fordert er die Änderung seines Passworts. Dazu gibt er sein altes Passwort und zweimal das neue Passwort an. Das System prüft die Konsistenz der Eingabe und speichert die Änderungen ab.</text:span></text:p>
      <text:p text:style-name="P32"/>
      <text:p text:style-name="Standard"><text:span text:style-name="T33">UC 10: Systemanmeldung durchführen</text:span></text:p>
      <text:p text:style-name="Standard"><text:span text:style-name="T34">Das System fordert vom Mosterei-Inhaber beziehungsweise vom Mitarbeiter den Benutzernamen und ein Passwort. Nach der Eingabe prüft das System die Daten auf ihre Richtigkeit und authentifiziert den Mosterei-Inhaber beziehungsweise den Mitarbeiter.</text:span></text:p>
      <text:p text:style-name="P3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Arial" svg:font-family="Calibri,Arial" style:font-family-generic="roman"/>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Irmi</meta:initial-creator>
    <dc:creator>Viola</dc:creator>
    <meta:creation-date>2016-04-12T19:51:00Z</meta:creation-date>
    <dc:date>2016-04-12T19:57:00Z</dc:date>
    <meta:template xlink:href="Normal.dotm" xlink:type="simple"/>
    <meta:editing-cycles>7</meta:editing-cycles>
    <meta:editing-duration>PT0S</meta:editing-duration>
    <meta:document-statistic meta:page-count="1" meta:paragraph-count="5" meta:word-count="403" meta:character-count="2937" meta:row-count="21" meta:non-whitespace-character-count="2539"/>
  </office:meta>
</office:document-meta>
</file>